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ec8d" officeooo:paragraph-rsid="0007ec8d"/>
    </style:style>
    <style:style style:name="P2" style:family="paragraph" style:parent-style-name="Standard">
      <style:text-properties officeooo:rsid="0008b86c" officeooo:paragraph-rsid="0008b86c"/>
    </style:style>
    <style:style style:name="P3" style:family="paragraph" style:parent-style-name="Standard">
      <style:text-properties officeooo:rsid="000982cf" officeooo:paragraph-rsid="000982cf"/>
    </style:style>
    <style:style style:name="P4" style:family="paragraph" style:parent-style-name="Standard">
      <style:text-properties officeooo:rsid="000982cf" officeooo:paragraph-rsid="000b6531"/>
    </style:style>
    <style:style style:name="P5" style:family="paragraph" style:parent-style-name="Standard">
      <style:text-properties officeooo:rsid="000982cf" officeooo:paragraph-rsid="000d0c6b"/>
    </style:style>
    <style:style style:name="P6" style:family="paragraph" style:parent-style-name="Standard">
      <style:text-properties officeooo:rsid="000982cf" officeooo:paragraph-rsid="000e8de5"/>
    </style:style>
    <style:style style:name="P7" style:family="paragraph" style:parent-style-name="Standard">
      <style:text-properties officeooo:rsid="000982cf" officeooo:paragraph-rsid="000f93e7"/>
    </style:style>
    <style:style style:name="P8" style:family="paragraph" style:parent-style-name="Standard">
      <style:text-properties officeooo:rsid="000f93e7" officeooo:paragraph-rsid="000f93e7"/>
    </style:style>
    <style:style style:name="P9" style:family="paragraph" style:parent-style-name="Standard">
      <style:text-properties officeooo:rsid="001034d1" officeooo:paragraph-rsid="001034d1"/>
    </style:style>
    <style:style style:name="P10" style:family="paragraph" style:parent-style-name="Standard">
      <style:text-properties officeooo:rsid="001034d1" officeooo:paragraph-rsid="00123403"/>
    </style:style>
    <style:style style:name="P11" style:family="paragraph" style:parent-style-name="Standard">
      <style:text-properties officeooo:rsid="0012f756" officeooo:paragraph-rsid="0012f756"/>
    </style:style>
    <style:style style:name="P12" style:family="paragraph" style:parent-style-name="Standard">
      <style:text-properties officeooo:rsid="001438e7" officeooo:paragraph-rsid="001438e7"/>
    </style:style>
    <style:style style:name="P13" style:family="paragraph" style:parent-style-name="Standard">
      <style:text-properties officeooo:rsid="00162e1b" officeooo:paragraph-rsid="00162e1b"/>
    </style:style>
    <style:style style:name="T1" style:family="text">
      <style:text-properties officeooo:rsid="0008b86c"/>
    </style:style>
    <style:style style:name="T2" style:family="text">
      <style:text-properties officeooo:rsid="000b6531"/>
    </style:style>
    <style:style style:name="T3" style:family="text">
      <style:text-properties officeooo:rsid="000e8de5"/>
    </style:style>
    <style:style style:name="T4" style:family="text">
      <style:text-properties officeooo:rsid="00123403"/>
    </style:style>
    <style:style style:name="T5" style:family="text">
      <style:text-properties officeooo:rsid="001281cd"/>
    </style:style>
    <style:style style:name="T6" style:family="text">
      <style:text-properties officeooo:rsid="0012f756"/>
    </style:style>
    <style:style style:name="T7" style:family="text">
      <style:text-properties officeooo:rsid="00156eac"/>
    </style:style>
    <style:style style:name="T8" style:family="text">
      <style:text-properties officeooo:rsid="001685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
      <text:p text:style-name="P1">Answer</text:p>
      <text:p text:style-name="P1"/>
      <text:p text:style-name="P1">1.</text:p>
      <text:p text:style-name="P1"/>
      <text:p text:style-name="P1">The module uses a clock which performs 100 clock cycles. The module prints the hello world message along with the current timestamp <text:span text:style-name="T1">(in clock cycles)</text:span> at the positive edge of each clock cycle. <text:span text:style-name="T1">Each clock cycle takes 20 ns.</text:span></text:p>
      <text:p text:style-name="P1"/>
      <text:p text:style-name="P2">2.</text:p>
      <text:p text:style-name="P2"/>
      <text:p text:style-name="P3">Encoder</text:p>
      <text:p text:style-name="P3"/>
      <text:p text:style-name="P3">The encoder module has a 16 bit input port and a 4 bit output port. It consists of a case statement that maps the input to the correct 4 bit encoded data <text:span text:style-name="T2">which is the output of the module</text:span>.</text:p>
      <text:p text:style-name="P3"/>
      <text:p text:style-name="P3">Decoder</text:p>
      <text:p text:style-name="P3"/>
      <text:p text:style-name="P4">The decoder module has a 4 bit input port and a 16 bit output port. The decoder also has a case statement that maps the <text:span text:style-name="T2">input to its respective 16 bit output signal.</text:span></text:p>
      <text:p text:style-name="P4"/>
      <text:p text:style-name="P4"><text:span text:style-name="T2">The stimulus module first tests the encoder by giving sample test cases to the module and displaying the output. Then it tests the decoder similarly.</text:span></text:p>
      <text:p text:style-name="P4"/>
      <text:p text:style-name="P4"><text:span text:style-name="T2">3.</text:span></text:p>
      <text:p text:style-name="P4"/>
      <text:p text:style-name="P4"><text:span text:style-name="T2">The half adder module has 2 input ports – a and b and 2 output ports – sum and carry. A combinational circuit is present in the module that computes sum and carry as functions of a and b.</text:span></text:p>
      <text:p text:style-name="P4"/>
      <text:p text:style-name="P4"><text:span text:style-name="T2">sum = (a &amp; ~b)|(~a &amp; b)</text:span></text:p>
      <text:p text:style-name="P4"><text:span text:style-name="T2">carry = (a &amp; b)</text:span></text:p>
      <text:p text:style-name="P4"/>
      <text:p text:style-name="P4"><text:span text:style-name="T2">The stimulus module sends all possible combinations of a and b at the input port of the instantiated half adder module and maintains a table of a, b, sum and carry values. <text:s text:c="2"/></text:span></text:p>
      <text:p text:style-name="P3"/>
      <text:p text:style-name="P4"><text:span text:style-name="T2">4.</text:span></text:p>
      <text:p text:style-name="P4"/>
      <text:p text:style-name="P4"><text:span text:style-name="T2">The full adder module has 3 input ports – a, b, cin and 2 output ports – sum and cout. ‘cin’ stands for input carry signal to the instantiated module and ‘cout’ stands for the output carry signal of the module. A combinational circuit is present in the module that computes sum and carry as functions of a and b.</text:span></text:p>
      <text:p text:style-name="P4"/>
      <text:p text:style-name="P4"><text:span text:style-name="T2">sum = a ^ b ^ cin</text:span></text:p>
      <text:p text:style-name="P4"><text:span text:style-name="T2">carry = (a^b)*cin + a*b</text:span></text:p>
      <text:p text:style-name="P4"/>
      <text:p text:style-name="P5"><text:span text:style-name="T2">The stimulus module sends all possible combinations of a and b at the input port of the instantiated half adder module and maintains a table of a, b, cin, sum and carry values.</text:span></text:p>
      <text:p text:style-name="P5"/>
      <text:p text:style-name="P6"/>
      <text:p text:style-name="P6"/>
      <text:p text:style-name="P6"/>
      <text:p text:style-name="P6"><text:soft-page-break/><text:span text:style-name="T3">5.</text:span></text:p>
      <text:p text:style-name="P6"/>
      <text:p text:style-name="P7"><text:span text:style-name="T3">Three modules are used – full adder,nbitadder and stimulus. The full adder module is the same as the full adder module in answer 4. The generate statement along with for loop is used to create 8 instances of the full adder in the nbitadder module. The signal ‘m’ which is an input to the nbitadder module determines the nature of the operation – 0 for addition and 1 for subtraction. The output ‘overflow’ of the nbitadder module checks for overflow during addition/subtraction.</text:span></text:p>
      <text:p text:style-name="P8">The module stimulus initially sets the signal ‘m’ as 0 and displays the output for different testcases and values of n. Then ‘m’ becomes 1 and the same process is repeated.</text:p>
      <text:p text:style-name="P8"/>
      <text:p text:style-name="P8">6.</text:p>
      <text:p text:style-name="P8"/>
      <text:p text:style-name="P9">Version 1:</text:p>
      <text:p text:style-name="P9"/>
      <text:p text:style-name="P10">In stimulus, string5 and string6 are the wires that interconnect A and B. At each positive edge of clock signal, A sends signal at its output port string2 to B <text:span text:style-name="T4">and B sends signal at its output port string2 to A.</text:span> <text:span text:style-name="T4">A and B, on receiving signals, sends messages to the monitor along with the timestamp.</text:span></text:p>
      <text:p text:style-name="P10"/>
      <text:p text:style-name="P10"><text:span text:style-name="T4">Version 2:</text:span></text:p>
      <text:p text:style-name="P10"/>
      <text:p text:style-name="P10"><text:span text:style-name="T5">A accepts ‘send’ signal as input for the reason that when ‘send’ becomes 1 (at the positive edge) then the message is sent from A to B followed by the 4 replies from B.</text:span> <text:span text:style-name="T6">The message is sent at the output port msg1 of A. Since B has to send 4 simultaneous replies to A, a 4 bit wire is used to connect the output port of B (msg1) to A. A displays messages to the monitor whenever it sends 1 bit message to B or receives 4 bit message from B. The stimulus module is responsible for changing the clock and ‘send’ signals.</text:span></text:p>
      <text:p text:style-name="P10"/>
      <text:p text:style-name="P11">7.</text:p>
      <text:p text:style-name="P11"/>
      <text:p text:style-name="P12">Module SR latch schematic is implemented by dataflow modelling. In D latch module, the SR latch module is instantiated once. In D flip-flop, the D latch module is instantiated twice. The stimulus module changes d values <text:span text:style-name="T7">intermittently</text:span> and toggles <text:span text:style-name="T7">the clock signal periodically. This module also maintains a table that shows the q and ~q outputs for different clock and d inputs. </text:span></text:p>
      <text:p text:style-name="P11"/>
      <text:p text:style-name="P13">8.</text:p>
      <text:p text:style-name="P13"/>
      <text:p text:style-name="P13">The 3 modules used for implementing edge-triggered D flip-flop in answer 7 are used here. The register module uses generate function to implement 32 instances of the D flip-flop. This module has a 32 bit input port to write <text:span text:style-name="T8">data to it and a 32 bit output port to display the data that is currently stored in it. The read and write signals at the input ports of the register are effective only at the positive edge of the clock cycle. The stimulus module changes the read,write,reset,clock and input signals to obtain the output and all information is displayed on the monitor.</text:span></text:p>
      <text:p text:style-name="P11"/>
      <text:p text:style-name="P7"><text:span text:style-name="T3"><text:s text:c="4"/></text:span></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3:29:38.759193952</meta:creation-date>
    <dc:date>2017-10-16T19:17:39.142400624</dc:date>
    <meta:editing-duration>PT7S</meta:editing-duration>
    <meta:editing-cycles>1</meta:editing-cycles>
    <meta:document-statistic meta:table-count="0" meta:image-count="0" meta:object-count="0" meta:page-count="2" meta:paragraph-count="34" meta:word-count="771" meta:character-count="4137" meta:non-whitespace-character-count="3383"/>
    <meta:generator>LibreOffice/5.1.6.2$Linux_X86_64 LibreOffice_project/10m0$Build-2</meta:generator>
  </office:meta>
</office:document-meta>
</file>